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FB400000EF6134B3715A6E4E89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efca9"/>
    </style:style>
    <style:style style:name="P2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efca9" style:font-name-asian="Times New Roman1" style:font-size-complex="14pt"/>
    </style:style>
    <style:style style:name="P4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efca9" style:font-name-asian="Times New Roman1" style:font-size-complex="14pt"/>
    </style:style>
    <style:style style:name="P5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efca9" style:font-name-asian="Times New Roman1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9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efca9" style:font-name-asian="Times New Roman1" style:font-weight-asian="bold" style:font-size-complex="14pt"/>
    </style:style>
    <style:style style:name="P10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b0ffd" officeooo:paragraph-rsid="000efca9" fo:background-color="#fdfefe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efca9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efca9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efca9"/>
    </style:style>
    <style:style style:name="P14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efca9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16b3ed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4c46c3" officeooo:paragraph-rsid="001f7d2e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7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84979e" officeooo:paragraph-rsid="0084979e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8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a3b685" officeooo:paragraph-rsid="00a3b685" fo:background-color="#ffffff" style:font-name-asian="Calibri" style:font-size-asian="10.5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19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language="uk" fo:country="UA" fo:font-weight="bold" officeooo:rsid="0074a7e7" officeooo:paragraph-rsid="0015971b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648dc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1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84979e" officeooo:paragraph-rsid="008497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2" style:family="paragraph" style:parent-style-name="Standard">
      <style:paragraph-properties fo:text-align="center" style:justify-single-word="false" fo:hyphenation-ladder-count="no-limit" fo:break-before="page"/>
      <style:text-properties style:font-name="Times New Roman" fo:font-size="14pt" fo:language="uk" fo:country="UA" fo:font-weight="bold" officeooo:rsid="0084979e" officeooo:paragraph-rsid="008497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efca9" style:font-name-asian="Times New Roman1" style:font-size-asian="12pt" style:font-weight-asian="bold" style:font-size-complex="12pt"/>
    </style:style>
    <style:style style:name="P24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efca9" style:font-name-asian="Times New Roman1" style:font-size-complex="14pt"/>
    </style:style>
    <style:style style:name="P25" style:family="paragraph" style:parent-style-name="Standard" style:list-style-name="L1" style:master-page-name="">
      <loext:graphic-properties draw:fill-gradient-name="gradient" draw:fill-hatch-name="hatch"/>
      <style:paragraph-properties fo:text-align="justify" style:justify-single-word="false" fo:hyphenation-ladder-count="no-limit" style:page-number="auto"/>
      <style:text-properties style:font-name="Times New Roman" fo:font-size="12pt" fo:language="uk" fo:country="UA" fo:font-weight="normal" officeooo:rsid="00752f12" officeooo:paragraph-rsid="0016b3ed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6" style:family="paragraph" style:parent-style-name="Standard" style:list-style-name="L1">
      <loext:graphic-properties draw:fill-gradient-name="gradient" draw:fill-hatch-name="hatch"/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752f12" officeooo:paragraph-rsid="0016b3ed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7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1f7d2e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8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c57bd1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9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d1b2e4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0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d21890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1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d4185f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2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d17d1c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3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d13d25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4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757226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5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cfe2c3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6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cff6da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7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cbf040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8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d59fb2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9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d79e5d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40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d7d127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41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820f7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2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a8df5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3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a8df5" officeooo:paragraph-rsid="009d8c28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4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9f5f60" officeooo:paragraph-rsid="009f5f60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5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83215" officeooo:paragraph-rsid="00a8321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6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86c1a" officeooo:paragraph-rsid="00a86c1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7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91a7a" officeooo:paragraph-rsid="00a91a7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8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a3b4c" officeooo:paragraph-rsid="00aa3b4c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9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b143c" officeooo:paragraph-rsid="00ab143c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0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cbbc1" officeooo:paragraph-rsid="00acbbc1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1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ddac2" officeooo:paragraph-rsid="00addac2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2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e2d46" officeooo:paragraph-rsid="00ae2d46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3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cb596d" officeooo:paragraph-rsid="00cb596d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4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1e742" officeooo:paragraph-rsid="00b1e742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5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457fb" officeooo:paragraph-rsid="00b457fb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6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55cb0" officeooo:paragraph-rsid="00b55cb0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7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653b5" officeooo:paragraph-rsid="00b653b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8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824b5" officeooo:paragraph-rsid="00b824b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9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892aa" officeooo:paragraph-rsid="00b892a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60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a9569" officeooo:paragraph-rsid="00ba956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61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db279" officeooo:paragraph-rsid="00bdb27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4c46c3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font-weight="bold" style:font-name-asian="Times New Roman1" style:font-weight-asian="bold" style:font-size-complex="14pt"/>
    </style:style>
    <style:style style:name="T8" style:family="text">
      <style:text-properties fo:font-weight="bold" officeooo:rsid="0062a13c" style:font-name-asian="Times New Roman1" style:font-weight-asian="bold" style:font-size-complex="14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6ced0" style:font-weight-asian="bold" style:font-weight-complex="bold"/>
    </style:style>
    <style:style style:name="T11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2" style:family="text">
      <style:text-properties officeooo:rsid="0012bbd1"/>
    </style:style>
    <style:style style:name="T13" style:family="text">
      <style:text-properties fo:font-weight="normal" officeooo:rsid="0085dd18" style:font-weight-asian="normal" style:font-weight-complex="normal"/>
    </style:style>
    <style:style style:name="T14" style:family="text">
      <style:text-properties fo:font-weight="normal" officeooo:rsid="0086da04" style:font-weight-asian="normal" style:font-weight-complex="normal"/>
    </style:style>
    <style:style style:name="T15" style:family="text">
      <style:text-properties fo:font-weight="normal" officeooo:rsid="00752f12" fo:background-color="#ffffff" loext:char-shading-value="0" style:font-name-asian="Calibri" style:font-weight-asian="normal" style:font-name-complex="Times New Roman1" style:font-size-complex="14pt" style:font-weight-complex="normal"/>
    </style:style>
    <style:style style:name="T16" style:family="text">
      <style:text-properties officeooo:rsid="00752f12" fo:background-color="#ffffff" loext:char-shading-value="0" style:font-name-asian="Calibri" style:font-name-complex="Times New Roman1" style:font-size-complex="14pt"/>
    </style:style>
    <style:style style:name="T17" style:family="text">
      <style:text-properties officeooo:rsid="0069a576"/>
    </style:style>
    <style:style style:name="T18" style:family="text">
      <style:text-properties officeooo:rsid="007e9c3d"/>
    </style:style>
    <style:style style:name="T19" style:family="text">
      <style:text-properties officeooo:rsid="008f2545"/>
    </style:style>
    <style:style style:name="T20" style:family="text">
      <style:text-properties officeooo:rsid="003db36c"/>
    </style:style>
    <style:style style:name="T21" style:family="text">
      <style:text-properties officeooo:rsid="009f5f60"/>
    </style:style>
    <style:style style:name="T22" style:family="text">
      <style:text-properties officeooo:rsid="00a2e8bf"/>
    </style:style>
    <style:style style:name="T23" style:family="text">
      <style:text-properties officeooo:rsid="00ab143c"/>
    </style:style>
    <style:style style:name="T24" style:family="text">
      <style:text-properties officeooo:rsid="00ab4989"/>
    </style:style>
    <style:style style:name="T25" style:family="text">
      <style:text-properties officeooo:rsid="00b2cde2"/>
    </style:style>
    <style:style style:name="T26" style:family="text">
      <style:text-properties officeooo:rsid="00b457fb"/>
    </style:style>
    <style:style style:name="T27" style:family="text">
      <style:text-properties officeooo:rsid="00b9fdd5"/>
    </style:style>
    <style:style style:name="T28" style:family="text">
      <style:text-properties officeooo:rsid="003820f7"/>
    </style:style>
    <style:style style:name="T29" style:family="text">
      <style:text-properties officeooo:rsid="00bed049"/>
    </style:style>
    <style:style style:name="T30" style:family="text">
      <style:text-properties style:font-name="Wingdings" officeooo:rsid="00c57bd1" style:font-name-asian="Wingdings" style:font-name-complex="Wingdings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23in" draw:visible-area-height="1.9823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МІНІСТЕРСТВО ОСВІТИ І НАУКИ УКРАЇНИ</text:p>
      <text:p text:style-name="P7"><draw:frame draw:style-name="fr2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9">УДУНТ ННІ ДІІТ</text:p>
      <text:p text:style-name="P6"/>
      <text:p text:style-name="P2">Кафедра «Комп'ютерні інформаційні технології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pan text:style-name="T7">Лабораторна робота №</text:span><text:span text:style-name="T8">2</text:span></text:p>
      <text:p text:style-name="P13"><text:span text:style-name="T7"><text:line-break/></text:span><text:span text:style-name="T3">з дисципліни «</text:span><text:span text:style-name="T4">Бази даних</text:span><text:span text:style-name="T11">»</text:span></text:p>
      <text:p text:style-name="P23"/>
      <text:p text:style-name="P14"><text:span text:style-name="T5">на тему: </text:span><text:span text:style-name="T6">«DDL та DML оператори мови SQL»</text:span></text:p>
      <text:p text:style-name="P4"/>
      <text:p text:style-name="P4"/>
      <text:p text:style-name="P4"/>
      <text:p text:style-name="P4"/>
      <text:p text:style-name="P4"/>
      <text:p text:style-name="P4"/>
      <text:p text:style-name="P2">Виконав:</text:p>
      <text:p text:style-name="P3">студент гр.ПЗ1911 </text:p>
      <text:p text:style-name="P3">Сафонов Д. Є.</text:p>
      <text:p text:style-name="P3">Прийня<text:span text:style-name="T12">в</text:span>: </text:p>
      <text:p text:style-name="P10">Іванов О.П.</text:p>
      <text:p text:style-name="P11"/>
      <text:p text:style-name="P11"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><text:span text:style-name="T1">Дніпро, 202</text:span><text:span text:style-name="T2">2</text:span></text:p>
      <text:p text:style-name="P19"><text:span text:style-name="T16">Тема. </text:span><text:span text:style-name="T15">DDL та DML оператори мови SQL.</text:span></text:p>
      <text:p text:style-name="P15">Мета.</text:p>
      <text:list xml:id="list4083720794" text:style-name="L1">
        <text:list-item>
          <text:p text:style-name="P25">Здобути досвід використання DDL операторів мови SQL для створення реляційних баз даних.</text:p>
        </text:list-item>
        <text:list-item>
          <text:p text:style-name="P26">Отримати навички використання DML операторів мови SQL для додавання та модифікації записів у реляційних базах даних.</text:p>
        </text:list-item>
        <text:list-item>
          <text:p text:style-name="P26">Отримати досвід використання операторів мови SQL, що забезпечують ціліс<text:span text:style-name="T17">ніс</text:span>ть д<text:span text:style-name="T17">а</text:span>них.</text:p>
        </text:list-item>
        <text:list-item>
          <text:p text:style-name="P26">Навчитися писати SQL-скрипти розгортання реляційних баз даних.</text:p>
        </text:list-item>
      </text:list>
      <text:p text:style-name="P16">Завдання.</text:p>
      <text:list xml:id="list2107038710" text:style-name="L2">
        <text:list-item>
          <text:p text:style-name="P40">✅Написати SQL-скрипт розгортання бази даних ЛР1, повинен містити такі SQL-оператори:</text:p>
          <text:list>
            <text:list-item>
              <text:p text:style-name="P27"><text:span text:style-name="T30">✅</text:span>USE</text:p>
            </text:list-item>
            <text:list-item>
              <text:p text:style-name="P28"><text:span text:style-name="T30">✅</text:span>CREATE DATABASE</text:p>
              <text:list>
                <text:list-item>
                  <text:p text:style-name="P29"><text:span text:style-name="T30">✅</text:span>Для файлу даних встановити: NAME, FILENAME, SIZE, MAXSIZE, FILEGROWTH.</text:p>
                </text:list-item>
                <text:list-item>
                  <text:p text:style-name="P30"><text:span text:style-name="T30">✅</text:span>Для файлу журналу транзакцій задати: NAME, FILENAME, SIZE, MAXSIZE, FILEGROWTH.</text:p>
                </text:list-item>
                <text:list-item>
                  <text:p text:style-name="P31"><text:span text:style-name="T30">✅</text:span>Створити FILEGROUP.</text:p>
                </text:list-item>
              </text:list>
            </text:list-item>
            <text:list-item>
              <text:p text:style-name="P39">✅CREATE SCHEMA</text:p>
            </text:list-item>
            <text:list-item>
              <text:p text:style-name="P27">✅CREATE TABLE</text:p>
              <text:list>
                <text:list-item>
                  <text:p text:style-name="P32">✅Реалізувати автоінкремент цілих первинних ключів (використовувати властивість IDENTITY).</text:p>
                </text:list-item>
                <text:list-item>
                  <text:p text:style-name="P33">✅Забезпечити цілісність даних за допомогою іменованих CONSTRAINT (використання кожного виду CONSTRAINT – обов'язково):</text:p>
                  <text:list>
                    <text:list-item>
                      <text:p text:style-name="P27">✅PRIMARY KEY</text:p>
                    </text:list-item>
                    <text:list-item>
                      <text:p text:style-name="P34">✅FOREIGN KEY</text:p>
                    </text:list-item>
                    <text:list-item>
                      <text:p text:style-name="P35">✅UNIQUE</text:p>
                    </text:list-item>
                    <text:list-item>
                      <text:p text:style-name="P34">✅NOT NULL</text:p>
                    </text:list-item>
                    <text:list-item>
                      <text:p text:style-name="P34">✅CHECK</text:p>
                    </text:list-item>
                    <text:list-item>
                      <text:p text:style-name="P36">✅DEFAULT</text:p>
                    </text:list-item>
                  </text:list>
                </text:list-item>
                <text:list-item>
                  <text:p text:style-name="P38">✅Розмістити таблиці по двох файлових групах PRIMARY та StorageFileGroup.</text:p>
                </text:list-item>
                <text:list-item>
                  <text:p text:style-name="P39">✅Декілька таблиць помістити в створену вами схему (крок <text:span text:style-name="T18">1</text:span>.3).</text:p>
                </text:list-item>
              </text:list>
            </text:list-item>
            <text:list-item>
              <text:p text:style-name="P37">✅INSERT (додати щонайменше 10 записів у кожну таблицю).</text:p>
            </text:list-item>
          </text:list>
        </text:list-item>
        <text:list-item>
          <text:p text:style-name="P27">Написати SQL-скрипт оновлення бази даних, повинен містити такі SQL-оператори:</text:p>
          <text:list>
            <text:list-item>
              <text:p text:style-name="P27">USE</text:p>
            </text:list-item>
            <text:list-item>
              <text:p text:style-name="P27">CREATE TABLE - Перед створенням таблиці видалити таблицю з такою ж назвою, якщо вона існує.</text:p>
            </text:list-item>
            <text:list-item>
              <text:p text:style-name="P27">ALTER TABLE</text:p>
              <text:list>
                <text:list-item>
                  <text:p text:style-name="P27">Додати нову колонку до таблиці.</text:p>
                </text:list-item>
                <text:list-item>
                  <text:p text:style-name="P27">Змінити ім'я/тип колонки таблиці.</text:p>
                </text:list-item>
                <text:list-item>
                  <text:p text:style-name="P27">Додати/видалити CONSTRAINT.</text:p>
                </text:list-item>
              </text:list>
            </text:list-item>
            <text:list-item>
              <text:p text:style-name="P27">UPDATE (змінити деякі записи у кількох таблицях).</text:p>
            </text:list-item>
            <text:list-item>
              <text:p text:style-name="P27">DELETE (видалити кілька записів у кількох таблицях).</text:p>
            </text:list-item>
          </text:list>
        </text:list-item>
      </text:list>
      <text:p text:style-name="P17">Текст скриптів. <text:a xlink:type="simple" xlink:href="https://github.com/dazzlemon/diit_121-ipz_y3_db/tree/main/lr2/scripts" text:style-name="Internet_20_link" text:visited-style-name="Visited_20_Internet_20_Link"><text:span text:style-name="T14">g</text:span></text:a><text:a xlink:type="simple" xlink:href="https://github.com/dazzlemon/diit_121-ipz_y3_db/tree/main/lr2/scripts" text:style-name="Internet_20_link" text:visited-style-name="Visited_20_Internet_20_Link"><text:span text:style-name="T13">ithub</text:span></text:a></text:p>
      <text:p text:style-name="P22">Скріншот діаграми бази даних із середовища <text:span text:style-name="T19">Azure data studio</text:span></text:p>
      <text:p text:style-name="P21"><draw:frame draw:style-name="fr1" draw:name="Image1" text:anchor-type="as-char" svg:width="6.9252in" svg:height="6.5972in" draw:z-index="1"><draw:image xlink:href="Pictures/1000000100000FB400000EF6134B3715A6E4E891.png" xlink:type="simple" xlink:show="embed" xlink:actuate="onLoad" draw:mime-type="image/png"/></draw:frame></text:p>
      <text:p text:style-name="P21"/>
      <text:p text:style-name="P22">Опис предметної області та таблиць бази даних</text:p>
      <text:p text:style-name="P20"><text:span text:style-name="T9">Предметна область </text:span>— розклад занять у навчальному закладі.</text:p>
      <text:p text:style-name="P20"><text:span text:style-name="T9">Сутності</text:span><text:span text:style-name="T10">:</text:span></text:p>
      <text:list xml:id="list3686556708" text:style-name="L3">
        <text:list-item>
          <text:p text:style-name="P41">Заняття(з предмету) — проводиться:</text:p>
          <text:list>
            <text:list-item>
              <text:p text:style-name="P41">щотижня, або тільки по чисельникам/знаменникам;</text:p>
            </text:list-item>
            <text:list-item>
              <text:p text:style-name="P42">у день тижня</text:p>
            </text:list-item>
            <text:list-item>
              <text:p text:style-name="P42">для групи, <text:span text:style-name="T21">підгрупи</text:span></text:p>
            </text:list-item>
            <text:list-item>
              <text:p text:style-name="P43">у час</text:p>
            </text:list-item>
            <text:list-item>
              <text:p text:style-name="P44">викладачем</text:p>
            </text:list-item>
            <text:list-item>
              <text:p text:style-name="P44">в аудиторії</text:p>
            </text:list-item>
          </text:list>
        </text:list-item>
        <text:list-item>
          <text:p text:style-name="P41">Предмет</text:p>
        </text:list-item>
        <text:list-item>
          <text:p text:style-name="P41">Викладач</text:p>
        </text:list-item>
        <text:list-item>
          <text:p text:style-name="P41">Студент — <text:span text:style-name="T20">належить до групи та підгрупи</text:span></text:p>
        </text:list-item>
        <text:list-item>
          <text:p text:style-name="P41">Аудиторія</text:p>
        </text:list-item>
        <text:list-item>
          <text:p text:style-name="P41">Група(студентів) — <text:span text:style-name="T22">має куратора</text:span></text:p>
        </text:list-item>
      </text:list>
      <text:p text:style-name="P18">Таблиці:</text:p>
      <text:list xml:id="list3554273938" text:style-name="L4">
        <text:list-item>
          <text:p text:style-name="P45">Room(аудиторія)</text:p>
          <text:list>
            <text:list-item>
              <text:p text:style-name="P46">id INT PK</text:p>
            </text:list-item>
          </text:list>
        </text:list-item>
        <text:list-item>
          <text:p text:style-name="P47">Teacher(викладач)</text:p>
          <text:list>
            <text:list-item>
              <text:p text:style-name="P48">Id <text:span text:style-name="T24">INT </text:span>IDENTITY<text:span text:style-name="T26">(1, 1)</text:span> <text:span text:style-name="T23">PK</text:span></text:p>
            </text:list-item>
            <text:list-item>
              <text:p text:style-name="P49">FirstName TEXT NOT NULL</text:p>
            </text:list-item>
            <text:list-item>
              <text:p text:style-name="P49">LastName TEXT NOT NULL</text:p>
            </text:list-item>
          </text:list>
        </text:list-item>
        <text:list-item>
          <text:p text:style-name="P50">Group</text:p>
          <text:list>
            <text:list-item>
              <text:p text:style-name="P50">Id INT PK</text:p>
            </text:list-item>
            <text:list-item>
              <text:p text:style-name="P51">Name TEXT NOT NULL</text:p>
            </text:list-item>
            <text:list-item>
              <text:p text:style-name="P52">CuratorId INT NOT NULL FK(Teacher.Id)</text:p>
            </text:list-item>
          </text:list>
        </text:list-item>
        <text:list-item>
          <text:p text:style-name="P53">Class</text:p>
          <text:list>
            <text:list-item>
              <text:p text:style-name="P53">Id INT IDENTITY(1, 1) PK</text:p>
            </text:list-item>
            <text:list-item>
              <text:p text:style-name="P53">Name TEXT NOT NULL</text:p>
            </text:list-item>
          </text:list>
        </text:list-item>
        <text:list-item>
          <text:p text:style-name="P54">ClassType<text:span text:style-name="T25">(тип заняття)</text:span></text:p>
          <text:list>
            <text:list-item>
              <text:p text:style-name="P55">Id INT IDENTITY(1, 1) PK</text:p>
            </text:list-item>
            <text:list-item>
              <text:p text:style-name="P55">Name TEXT NOT NULL</text:p>
            </text:list-item>
          </text:list>
        </text:list-item>
        <text:list-item>
          <text:p text:style-name="P56">Schedule(розклад/заняття)</text:p>
          <text:list>
            <text:list-item>
              <text:p text:style-name="P57">Day SMALLINT NOT NULL BETWEEN 0 AND 6</text:p>
            </text:list-item>
            <text:list-item>
              <text:p text:style-name="P58">Time TIME NOT NULL</text:p>
            </text:list-item>
            <text:list-item>
              <text:p text:style-name="P59">IsOddWeek BIT</text:p>
            </text:list-item>
            <text:list-item>
              <text:p text:style-name="P59">ClassTypeId INT NOT NULL FK(ClassType.Id)</text:p>
            </text:list-item>
            <text:list-item>
              <text:p text:style-name="P59">ClassId INT NOT NULL FK(Class.Id)</text:p>
            </text:list-item>
            <text:list-item>
              <text:p text:style-name="P59">GroupId INT NOT NULL FK(Group.Id)</text:p>
            </text:list-item>
            <text:list-item>
              <text:p text:style-name="P59">Subgroup INT NOT NULL</text:p>
            </text:list-item>
            <text:list-item>
              <text:p text:style-name="P59">TeacherId INT NOT NULL <text:span text:style-name="T27">FK(Teacher.Id)</text:span></text:p>
            </text:list-item>
            <text:list-item>
              <text:p text:style-name="P60">RoomId INT NOT NULL FK(Room.Id)</text:p>
            </text:list-item>
          </text:list>
        </text:list-item>
        <text:list-item>
          <text:p text:style-name="P61">Student</text:p>
          <text:list>
            <text:list-item>
              <text:p text:style-name="P61">Id INT IDENTITY(1, 1) <text:span text:style-name="T29">PK</text:span></text:p>
            </text:list-item>
            <text:list-item>
              <text:p text:style-name="P61">FirstName TEXT NOT NULL</text:p>
            </text:list-item>
            <text:list-item>
              <text:p text:style-name="P61"><text:span text:style-name="T28">L</text:span>astName TEXT NOT NULL</text:p>
            </text:list-item>
            <text:list-item>
              <text:p text:style-name="P61">GroupId INT NOT NULL FK(Group.Id)</text:p>
            </text:list-item>
          </text:list>
        </text:list-item>
      </text:list>
      <text:p text:style-name="P21"/>
      <text:p text:style-name="P22">Аналіз результатів та висновки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9T18:27:23.973890478</meta:creation-date>
    <dc:date>2022-05-01T11:53:30.993647027</dc:date>
    <meta:editing-duration>PT6H41M7S</meta:editing-duration>
    <meta:editing-cycles>185</meta:editing-cycles>
    <meta:generator>LibreOffice/7.2.6.2$Linux_X86_64 LibreOffice_project/20$Build-2</meta:generator>
    <meta:document-statistic meta:table-count="0" meta:image-count="1" meta:object-count="1" meta:page-count="5" meta:paragraph-count="100" meta:word-count="490" meta:character-count="3130" meta:non-whitespace-character-count="2803"/>
  </office:meta>
</office:document-meta>
</file>